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1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none"/>
    </style:style>
    <style:style style:name="T6" style:family="text">
      <style:text-properties style:text-line-through-style="solid" style:font-name="Times New Roman" style:text-underline-style="none"/>
    </style:style>
    <style:style style:name="T7" style:family="text">
      <style:text-properties style:text-line-through-style="none" style:font-name="Times New Roman" style:text-underline-style="none"/>
    </style:style>
    <style:style style:name="T8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9" style:family="text">
      <style:text-properties style:text-line-through-style="none" style:font-name="Times New Roman1" style:text-underline-style="solid" style:text-underline-width="auto" style:text-underline-color="font-color"/>
    </style:style>
    <style:style style:name="T10" style:family="text">
      <style:text-properties style:text-line-through-style="none" style:font-name="Times New Roman1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China--History., Marranos., Manasseh Ben Israel, 1604-1657. Mickve Yisrael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/text:p>
      <text:p text:style-name="P5">(Public) Discourse<text:tab/><text:tab/><text:tab/><text:tab/>Y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<text:soft-page-break/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2</text:p>
      <text:p text:style-name="P5">Number of Sheets<text:tab/><text:tab/><text:tab/><text:tab/>12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Menasseh Ben Israel, Johannah Cartwright, Manuel Martinez Dormido, Benedict Spinoza, Shabbethai Zebi, Aaron Levy, Antonio de Motecinos, Francisco Del Castillo, Father Ricci, Judah Touro, Isaac Leeser</text:p>
      <text:p text:style-name="P5">Additional Places mentioned: Kae Fung Foo, China, Amsterdam</text:p>
      <text:p text:style-name="P5">Additional Dates mentioned: 1644, 1852, 1855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On the book <text:span text:style-name="T2">Esperanza de Isr</text:span><text:span text:style-name="T3">à</text:span><text:span text:style-name="T4">el</text:span><text:span text:style-name="T5">/</text:span></text:p>
      <text:p text:style-name="P2"><text:span text:style-name="T5">by Menasseh Ben Israel &amp; on Chinese Jews/</text:span></text:p>
      <text:p text:style-name="P2"><text:span text:style-name="T5"/></text:p>
      <text:p text:style-name="P3"><text:span text:style-name="T5">[Page 1]</text:span></text:p>
      <text:p text:style-name="P2"><text:span text:style-name="T5">Ladies and Gentlemen./</text:span></text:p>
      <text:p text:style-name="P3"><text:span text:style-name="T5"><text:tab/>A curious book </text:span><text:span text:style-name="T6">came out of</text:span><text:span text:style-name="T7"> issued from the press in Am-/-sterdam 230 years ago. <text:s/>Its author had enjoyed a/ world-wide reputation through an </text:span><text:span text:style-name="T6">act, which had been</text:span><text:span text:style-name="T7"> historical event/ credited mainly to his courageous piety, till within eleven/ months ago. <text:s/>It was a surprise to me to have/ read a positive assertion, that the resettlement of/ Jews in Great Britain in the middle of the XVIIth century is not/ principally </text:span><text:span text:style-name="T6">due</text:span><text:span text:style-name="T7"> to be ascribed to Menasseh Ben Israel; that an/ English woman,--a widow named Johannah Cartwright/ and her son Ebenezer, residents of Holland, took the/ initiative to bring it about, </text:span><text:span text:style-name="T6">with a</text:span><text:span text:style-name="T7"> by a petition to the lord Protector, possibly with/ a proselytising[sic!] object; and that a certain Manuel/ Martinez Dormido, evidently a Marrano or secret/ Jew, sent a memorial to </text:span><text:span text:style-name="T6">the</text:span><text:span text:style-name="T7"> Cromwell </text:span><text:span text:style-name="T6">to the explain-</text:span><text:span text:style-name="T7">/ </text:span><text:span text:style-name="T6">-ing</text:span><text:span text:style-name="T7"> the commercial advantages of the readmission, one/ year before the Amsterdam Rabbi wrote his own in/ the French language./</text:span></text:p>
      <text:p text:style-name="P3"><text:span text:style-name="T7">Modern researches are, in all reality, busily engaged in/ reshaping history. <text:s/>Accordingly, our knowledge </text:span><text:span text:style-name="T6">of</text:span><text:span text:style-name="T7">/ of old ocurrences[sic!], is, at best, clothed in severe doubts./ <text:s/>It even stands <text:s/>the danger of being </text:span><text:soft-page-break/><text:span text:style-name="T7">proved bare fiction./</text:span></text:p>
      <text:p text:style-name="P3"><text:span text:style-name="T7"/></text:p>
      <text:p text:style-name="P3"><text:span text:style-name="T7">[Page 2]</text:span></text:p>
      <text:p text:style-name="P3"><text:span text:style-name="T7"><text:tab/>But leaving aside the question of precedence/ or effectiveness, touching that transaction of so much/ importance to our own people; Menasseh Ben Israel de-/-serves well of the literary world, by reason of his/ untiring exertions. <text:s/>He </text:span><text:span text:style-name="T6">should</text:span><text:span text:style-name="T7"> ought not to be lightly/ esteemed. <text:s/>If he is wanting in originality, none/ dare deny his versatility; because he was impract-/-ical in some of his views, I will not admit im-/-putations reflecting upon his sincerity. <text:s/>Menasseh/ Ben Israel loved his religion and his people profoundly,/ and in their service he wrote voluminously and/ learnedly, in various languages of which he could/ claim perfect mastery. <text:s/>The curious book/ to which I have reference and which he entitled/ </text:span><text:span text:style-name="T8">Esperanza de Isr</text:span><text:span text:style-name="T9">à</text:span><text:span text:style-name="T8">el</text:span><text:span text:style-name="T7">, or "Hope of Israel," was pu-/-blished in Spanish. <text:s/>I have not seen it tran-/-slated, though I am informed that many a/ version exists./</text:span></text:p>
      <text:p text:style-name="P3"><text:span text:style-name="T7">We may be apt to smile at the credulity of the/ writer, as disclosed in that production, but in/ judging our predecessors without bias, we must measure/ them by their standard, not by our</text:span><text:span text:style-name="T6">s</text:span><text:span text:style-name="T7"> own./</text:span></text:p>
      <text:p text:style-name="P3"><text:span text:style-name="T7"/></text:p>
      <text:p text:style-name="P3"><text:span text:style-name="T7">[Page 3]</text:span></text:p>
      <text:p text:style-name="P3"><text:span text:style-name="T7">At a time when the heavens with their comets/ and eclipses; the earth with its physical and political </text:span><text:span text:style-name="T6">revolu-</text:span><text:span text:style-name="T7"> quackings/ </text:span><text:span text:style-name="T6">-tions</text:span><text:span text:style-name="T7">; when the Eastern continent was brimful/ of prognostics, encouraging in the Jew the idea/ of </text:span><text:span text:style-name="T6">a coming</text:span><text:span text:style-name="T7"> the approaching advent of the Messiah; when even the now/ idolized p</text:span><text:span text:style-name="T6">h</text:span><text:span text:style-name="T7">antheist, Benedict Spinoza of Amster-/-dam, hearing of the daring acts of Shabbethai Zebi--/ the imposter, half credulously conceded the possi-/-bility of </text:span><text:span text:style-name="T6">an approaching</text:span><text:span text:style-name="T7"> a speedy fulfilment[sic!] of some prophetic/ predictions, the </text:span><text:span text:style-name="T8">Esperanza de Isr</text:span><text:span text:style-name="T9">à</text:span><text:span text:style-name="T8">el</text:span><text:span text:style-name="T7">, or "Hope of/ Israel," must have been inspired by strong faith./ <text:s/>The volume opens with a weird report brought/ to Holland in 1644 by Aaron Levy of Villaflor/ in Portugal, a Marrano who bore the Christian name of Anto-/-nio de Montecinos. <text:s/>Our author asserts to have/ conversed with the tourist and have heard him swear/ to the truth of his story in the presence of several/ Portuguese Jews of high character. <text:s/>The traveller[sic!]/ narrated, that in the course of his journeys through/ the West Indies and South America he had hired an/ escort, who was a Creole named Francisco Del Castillo./</text:span></text:p>
      <text:p text:style-name="P3"><text:span text:style-name="T7"/></text:p>
      <text:p text:style-name="P3"><text:span text:style-name="T7">[Page 4]</text:span></text:p>
      <text:p text:style-name="P3"><text:span text:style-name="T7"><text:tab/>On a very stormy day while crossing the/ Cordillera mountains, he over heard some Indians who/ were jaded out, complain of their ill-fate, and/ attribute it to former misdeeds. <text:s/>His guide tried/ to comfort them by holding out the hope of coming/ rest, but they refused to be comforted saying, that/ they did not deserve pity, since they had pitilessly/ used a righteous people, and that the harsh/ treatment they endured at the hands of the Spaniards,/ was a requital due to their sins. <text:s/>The traveller[sic!] con-/-tinued, that the night after this occurrence, he/ took some refreshments out of his satchel and offered/ them to Francisco saying: "Although you also think/ hard of the Spanish people, you are welcome to these/ from me." <text:s/></text:span><text:span text:style-name="T6">Still</text:span><text:span text:style-name="T7"> But the Creole would not qualify his/ condemnation, still insisting with emphasis that the Spaniards were/ very tyrannical, </text:span><text:span text:style-name="T6">but</text:span><text:span text:style-name="T7"> and adding with a significant/ look: "Soon a people not cared for will become/ the instruments of God's vengeance." <text:s/></text:span><text:span text:style-name="T6">Some</text:span><text:span text:style-name="T7"> Subsequently/ </text:span><text:span text:style-name="T6">time after</text:span><text:span text:style-name="T7"> to that, Antonio De Montecinos having reached/ Carthagina on the Ca</text:span><text:span text:style-name="T6">r</text:span><text:span text:style-name="T7">ribbean sea, was seized by/ the Spanish Inquisition as a secret Jew./</text:span></text:p>
      <text:p text:style-name="P3"><text:span text:style-name="T7"/></text:p>
      <text:p text:style-name="P3"><text:span text:style-name="T7">[Page 5]</text:span></text:p>
      <text:p text:style-name="P3"><text:span text:style-name="T7">He fervently prayed that he might be delivered/ from the thumb-screw and the hot iron thrusts. <text:s/></text:span><text:span text:style-name="T6">and</text:span><text:span text:style-name="T7">/ Making his morning devotions in the dismal prison </text:span><text:span text:style-name="T6">cell it</text:span><text:span text:style-name="T7"> wherein he had been kept,/ it happened to him repeatedly to have thanked the/ Lord for not having instinctively recalled the last/ word with a degree of compunction. <text:s/>What he had/ once overheard had left a deep impression on his mind,/ and he vowed that if he ever came </text:span><text:span text:style-name="T6">out</text:span><text:span text:style-name="T7"> out alive </text:span><text:span text:style-name="T6">out</text:span><text:span text:style-name="T7"> from/ his gloomy dungeon, he would go in search of </text:span><text:soft-page-break/><text:span text:style-name="T7">Francisco/ Del Castillo, and ask a full explanation of the/ words which he </text:span><text:span text:style-name="T6">had</text:span><text:span text:style-name="T7"> could never forgot</text:span><text:span text:style-name="T6">ten</text:span><text:span text:style-name="T7">. <text:s/>He was fortunate;/ </text:span><text:span text:style-name="T6">enough to be</text:span><text:span text:style-name="T7"> the bloody hand of the Inquisition did not strike him. <text:s/></text:span><text:span text:style-name="T6">Being</text:span><text:span text:style-name="T7"> On being set at large</text:span><text:span text:style-name="T6">, and</text:span><text:span text:style-name="T7"> he immediately/ started in quest of his former escort. <text:s/>He suc-/-ceeded at length in his endeavours, and engaged <text:s/>the Creole/ to take an </text:span><text:span text:style-name="T6">long</text:span><text:span text:style-name="T7"> extended journey </text:span><text:span text:style-name="T6">with him</text:span><text:span text:style-name="T7"> in his company. <text:s/>Travelling[sic!] on,/ Montecinos said on one occasion to his guide: "Would/ you believe that I am a Hebrew of the tribe of Levy? <text:s/>Aye./ <text:s/></text:span><text:span text:style-name="T6">Yes.</text:span><text:span text:style-name="T7"> <text:s/>My God is Adona</text:span><text:span text:style-name="T10">ï</text:span><text:span text:style-name="T7">, and all other </text:span><text:span text:style-name="T6">gods</text:span><text:span text:style-name="T7"> creeds are/ vanity and falsehood." <text:s/>At this Francisco appeared/ astounded, and inquired further into the speaker's ancestry./</text:span></text:p>
      <text:p text:style-name="P3"><text:span text:style-name="T7"/></text:p>
      <text:p text:style-name="P3"><text:span text:style-name="T7">[Page 6]</text:span></text:p>
      <text:p text:style-name="P3"><text:span text:style-name="T7"><text:tab/>Having elicited the confession that Israel was/ the acknowledged </text:span><text:span text:style-name="T6">the</text:span><text:span text:style-name="T7"> father of all the tribes, Francisco/ said: "If you are a man of nerve, and can summon/ enough courage, </text:span><text:span text:style-name="T6">to</text:span><text:span text:style-name="T7"> follow me; you will learn what/ you wish, but you must travel on foot, submit/ to privations and abide entirely by my directions."/ <text:s/>On the Monday after this conversation, Francisco Del/ Castillo asked </text:span><text:span text:style-name="T6">of</text:span><text:span text:style-name="T7"> Antonio De Montecinos to get ready,/ to put on sandals, lay hold of a staff, and walk on./ <text:s/>Far off they went, till </text:span><text:span text:style-name="T6">the sun of</text:span><text:span text:style-name="T7"> Friday evening's sun was about to set. <text:s/>They/ rested to resume their journey on Sunday. <text:s/>When the morning of Tues-/-day </text:span><text:span text:style-name="T6">came,</text:span><text:span text:style-name="T7"> dawned, they looked, and lo! a vast river intercepted their travel./ <text:s/>"Halt," cried out Francisco: "To day you will be shown/ your brethren in faith." <text:s/></text:span><text:span text:style-name="T6">Making</text:span><text:span text:style-name="T7"> Shaping into a flag </text:span><text:span text:style-name="T6">out of</text:span><text:span text:style-name="T7">/ some cloths which they wore round their waist,/ Francisco waved it high. <text:s/>A column of smoke/ arose from a distance, as a signal of recognition. <text:s/></text:span><text:span text:style-name="T6">Then</text:span><text:span text:style-name="T7">/ Said Francisco: "The know that we are here." <text:s/>Another/ flag <text:s/>was waved </text:span><text:span text:style-name="T6">again</text:span><text:span text:style-name="T7"> aloft, and soon a canoe came in sight with three men and/ a woman. </text:span><text:span text:style-name="T6">advanced in a canoe</text:span><text:span text:style-name="T7"> <text:s/>The woman stepped/ out and the men remained behind. <text:s/>After she had spoken aside/ to </text:span><text:span text:style-name="T6">the Montecinos</text:span><text:span text:style-name="T7"> Francisco, the three men, drew </text:span><text:span text:style-name="T6">near</text:span><text:span text:style-name="T7"> closer and saluted Montecinos./</text:span></text:p>
      <text:p text:style-name="P3"><text:span text:style-name="T7"/></text:p>
      <text:p text:style-name="P3"><text:span text:style-name="T7">[Page 7]</text:span></text:p>
      <text:p text:style-name="P6"><text:span text:style-name="T5">Then</text:span><text:span text:style-name="T7"> One returned to the canoe, and the woman with/ </text:span><text:span text:style-name="T5">the</text:span><text:span text:style-name="T7"> two men stayed where Francisco was. <text:s/>The latter/ bowed reverently, but the </text:span><text:span text:style-name="T5">was addressed by them</text:span><text:span text:style-name="T7"> strangers raised him kindly./ <text:s/>Then facing Montecinos </text:span><text:span text:style-name="T5">each</text:span><text:span text:style-name="T7"> both </text:span><text:span text:style-name="T5">of the strangers</text:span><text:span text:style-name="T7"> said loudly and distinctly/ in the Hebrew tongue: "Hear O Israel, Adona</text:span><text:span text:style-name="T10">ï</text:span><text:span text:style-name="T7"> is our God, Adona</text:span><text:span text:style-name="T10">ï</text:span><text:span text:style-name="T7">/ is One," and they continued: "Our forefathers are Abraham,/ Isaac and Jacob, or Israel", </text:span><text:span text:style-name="T5">and</text:span><text:span text:style-name="T7"> making signs with their/ fingers as they </text:span><text:span text:style-name="T5">counted</text:span><text:span text:style-name="T7"> mentioned the patriarchs. <text:s/>Again they/ spoke: "We have abundance of land for those who wish/ to live as we do. <text:s/>Joseph abides in the midst of our/ sea." and thus they proceeded </text:span><text:span text:style-name="T5">to speak</text:span><text:span text:style-name="T7"> long mysteriously/ to speak, and making mysterious signs as they spoke. <text:s/>Montecinos/ felt vexed at not being able to draw from them/ </text:span><text:span text:style-name="T5">the require</text:span><text:span text:style-name="T7"> a longed for information about their </text:span><text:span text:style-name="T5">history</text:span><text:span text:style-name="T7"> origin and history; </text:span><text:span text:style-name="T5">n</text:span><text:span text:style-name="T7">or to cross over/ to their side, beyond the river. <text:s/>Attempting to/ </text:span><text:span text:style-name="T5">jump</text:span><text:span text:style-name="T7"> set foot into the canoe, he was thrust back, and/ might have been drowned, if they had not hastened/ to his rescue. <text:s/>Our tourist describes the looks/ of the hundreds of </text:span><text:span text:style-name="T5">the</text:span><text:span text:style-name="T7"> persons who went to and fro, during/ three consecutive days, all evidencing </text:span><text:span text:style-name="T5">an origin</text:span><text:span text:style-name="T7"> lineage/ totally different form that of the Indians./</text:span></text:p>
      <text:p text:style-name="P6"><text:span text:style-name="T7"/></text:p>
      <text:p text:style-name="P6"><text:span text:style-name="T7">[Page 8]</text:span></text:p>
      <text:p text:style-name="P6"><text:span text:style-name="T7"><text:tab/>On the evening of the Tuesday following his/ arrival, after having convinced himself that the/ people he had seen, enjoyed a life of plenty in/ a remote region, Montecinos said to Francisco:/ "Do you remember that those who called them-/-selves my brethren, promised that I would be fur-/-ther enlightened by you on what their enigmatic words/ meant? <text:s/>Let me hear, I pray you, what I am/ eager to learn." <text:s/>To which Francisco answered:/ </text:span><text:span text:style-name="T5">wh</text:span><text:span text:style-name="T7"> "Without your urging me unduly, I will tell the truth,/ as I have it from tradition. <text:s/>Your brethren, the/ children of Israel, were brought over to this country/ by their God, who wrought great wonders in their/ behalf. <text:s/>But we Indians that settled here, </text:span><text:span text:style-name="T5">set</text:span><text:span text:style-name="T7"> arrayed/ ourselves </text:span><text:span text:style-name="T5">against</text:span><text:span text:style-name="T7"> in opposition to those of your faith, used them/ </text:span><text:span text:style-name="T5">worse</text:span><text:span text:style-name="T7"> more cruelly than the Spaniards are now treating us. <text:s/>We/ invaded their distant territories, killed them unmercifully, leaving/ only the women, the aged and children. <text:s/>But/ finally some of our Indian chiefs bethought/ themselves and </text:span><text:soft-page-break/><text:span text:style-name="T7">arrived at the conclusion that what was/ told them was so, namely, that the God of Israel is/ All</text:span><text:span text:style-name="T5">mighty</text:span><text:span text:style-name="T7">-mighty, that at the fulness of time, His worshippers[sic!]/</text:span></text:p>
      <text:p text:style-name="P6"><text:span text:style-name="T7"/></text:p>
      <text:p text:style-name="P6"><text:span text:style-name="T7">[Page 9]</text:span></text:p>
      <text:p text:style-name="P6"><text:span text:style-name="T7">will gain supremacy, that a universal redemption,/ of all His adorers from dispersion, will take place </text:span><text:span text:style-name="T5">from</text:span><text:span text:style-name="T7"> hence and/ everywhere." <text:s/>Having spoken </text:span><text:span text:style-name="T5">thus</text:span><text:span text:style-name="T7"> so Francisco pro-/-ceeded to say: "My progenitors were Indian chiefs,/ and knew those declarations which they had heard/ from Hebrew Sages. <text:s/>They tried hard to establish/ themselves in those far off sections of our continent,/ in the expectation of holding free intercourse/ with your brethren, but they did not succeed./ <text:s/>At length it was agreed that five among the descend-/-ants of our chiefs, might come over once every twenty/ moons to </text:span><text:span text:style-name="T5">greet your brethren where you met them;</text:span><text:span text:style-name="T7"> hold </text:span><text:span text:style-name="T5">converse with</text:span><text:span text:style-name="T7"> a meeting with the elders of your brethren,/ that only at such </text:span><text:span text:style-name="T5">distant</text:span><text:span text:style-name="T7"> stated intervals--except when/ great events called for a special interview--those/ chiefs should venture out there; and moreover/ that </text:span><text:span text:style-name="T5">no</text:span><text:span text:style-name="T7"> the person to whom this secret compact is im-/-parted should be at least three hundred moons old; that/ nothing spoken on these rare occasions should be/ divulged abroad, and that when such meetings take/ place the five chiefs should </text:span><text:span text:style-name="T5">be</text:span><text:span text:style-name="T7"> come together. <text:s/>Thus we/ have kept the secret, in the hopes of receiving a reward/ hereafter./</text:span></text:p>
      <text:p text:style-name="P6"><text:span text:style-name="T7"/></text:p>
      <text:p text:style-name="P6"><text:span text:style-name="T7">[Page 10]</text:span></text:p>
      <text:p text:style-name="P6"><text:span text:style-name="T7">Now, during my lifetime no special tidings/ had we to report,--justifying an extraordinary/ </text:span><text:span text:style-name="T5">meeting</text:span><text:span text:style-name="T7"> interview, save three. <text:s/>First, the arrival of blood/ thirsty Spaniards, second, the arrivals of huge vessels/ in the South Sea, third, your arrival. <text:s/>Each/ of these events your brethren have interpreted as/ Providential, towards the fulfilments[sic!] of prophecies."/</text:span></text:p>
      <text:p text:style-name="P6"><text:span text:style-name="T7">Montecinos told </text:span><text:span text:style-name="T5">likewise</text:span><text:span text:style-name="T7"> also his coreligionists in Amsterdam that having returned to/ the place he had started from, Francisco brought/ to him three Indians, men far advanced in years whose/ names he would not reveal, and said: "You can speak/ to them; they are my associates to whom I have alluded/ before. <text:s/>There is a fifth one besides us, but he is too old,/ he could not </text:span><text:span text:style-name="T5">walk</text:span><text:span text:style-name="T7"> be present here." <text:s/>The three kissed Montecinos,/ and put some questions, to which he replied regarding/ his origin and parentage. <text:s/>They assured him that no/ fear could be entertained </text:span><text:span text:style-name="T5">about</text:span><text:span text:style-name="T7"> of the Indians, that they/ were friendly to the Hebrews; that when the ruthless/ Spaniards would be condignly dealt with, the dwellers on/ </text:span><text:span text:style-name="T5">of</text:span><text:span text:style-name="T7"> the other side of the river would issue from their/ habitations to the deliverance of Israel </text:span><text:span text:style-name="T5">from</text:span><text:span text:style-name="T7"> out of a/ dire captivity. <text:s/>For the will of God, whose word/ is infallible, must </text:span><text:span text:style-name="T5">be</text:span><text:span text:style-name="T7"> come to pass./</text:span></text:p>
      <text:p text:style-name="P6"><text:span text:style-name="T7"/></text:p>
      <text:p text:style-name="P6"><text:span text:style-name="T7">[Page 11]</text:span></text:p>
      <text:p text:style-name="P6"><text:span text:style-name="T7">Ladies and Gentlemen. <text:s/></text:span><text:span text:style-name="T5">Without translating to</text:span><text:span text:style-name="T7"> To spare you the fatigue of listening,/ </text:span><text:span text:style-name="T5">the latter in order to spare you</text:span><text:span text:style-name="T7"> and myself that of making a literal translation I have brought to your notice the pith of the long narrative/ with which Menasseh Ben Israel prefaces his book./ <text:s/></text:span><text:span text:style-name="T5">I have brought to your notice its full contents.</text:span><text:span text:style-name="T7">/ <text:s/>You will doubtless ridicule it, and so do I, who/ live in the United States of America </text:span><text:span text:style-name="T5">nearly over</text:span><text:span text:style-name="T7"> full two/ centuries and a half later than the Portuguese Rabbi/ of Amsterdam, and at an age of the world, in/ which science has dispelled the clouds of senseless/ omens and portends and prognostics whilom firmly believed in even/ by the most learned and when the globe has been repeatedly </text:span><text:span text:style-name="T5">[?]</text:span><text:span text:style-name="T7"> traversed by land and water, but our author was ingenious, he held in perfect/ faith that the ten tribes of Israel, carried by Assyrian/ Kings to Eastern Asia, had providentially been led/ to this newly </text:span><text:span text:style-name="T5">world</text:span><text:span text:style-name="T7"> discovered continent and Providentially preserved for/ a final reconstruction of the Jewish nationality./ <text:s/>I shall not detain you with the arguments advanced/ by the writer of the </text:span><text:span text:style-name="T8">Esperanza De Isr</text:span><text:span text:style-name="T9">à</text:span><text:span text:style-name="T8">el</text:span><text:span text:style-name="T7">. <text:s/>He un-/-questionably brings to his aid a vast erudition derived/ from secular not less than sacred studies; an ingenuity/ really stupendous, directed to the vindication of a number of prophecies,/ which he construes as favoring his theories./</text:span></text:p>
      <text:p text:style-name="P6"><text:span text:style-name="T7"/></text:p>
      <text:p text:style-name="P6"><text:span text:style-name="T7">[Page 12]</text:span></text:p>
      <text:p text:style-name="P6"><text:soft-page-break/><text:span text:style-name="T7"><text:tab/>The book will repay a perusal./ <text:s/>What attracted me to it years ago, is a sentiment/ of </text:span><text:span text:style-name="T5">fraternal</text:span><text:span text:style-name="T7"> deep compassion that I cherish t</text:span><text:span text:style-name="T5">h</text:span><text:span text:style-name="T7">owards my/ brethren of the Hebrew race, cut off from </text:span><text:span text:style-name="T5">civilization</text:span><text:span text:style-name="T7"> fraternal association./ <text:s/>Not with regard to the ten tribes who do not exist,/ but for others who do exist and are </text:span><text:span text:style-name="T5">open</text:span><text:span text:style-name="T7"> exposed to baneful/ influences. <text:s/>I desired to read the views of Me-/-nasseh Ben Israel on those born in our creed, but/ rapidly falling into decay in China./</text:span></text:p>
      <text:p text:style-name="P6"><text:span text:style-name="T7">When greedy, yet progressive, England broke down/ in part the </text:span><text:span text:style-name="T5">impassable</text:span><text:span text:style-name="T7"> impenetrable wall, which hindered inter-/-course between Caucasians and Mongolians, my hopes/ were revived as to the future of Jews in the most/ extensive empire of Asia. <text:s/>I recalled the prophecy/ which, according to the </text:span><text:span text:style-name="T5">best</text:span><text:span text:style-name="T7"> most accredited authorities, </text:span><text:span text:style-name="T5">alike</text:span><text:span text:style-name="T7"> both Christ-/-ian</text:span><text:span text:style-name="T5">s</text:span><text:span text:style-name="T7"> and Jewish--, </text:span><text:span text:style-name="T5">names as</text:span><text:span text:style-name="T7"> points to such of our </text:span><text:span text:style-name="T5">Hebrew</text:span><text:span text:style-name="T7"> brethren./ <text:s/>"Behold these shall come from afar, and behold/ those from the North and the West, and those/ from the land of the Sinim,"--or Chinese. <text:s/>(Is. XLIX. 12)/ <text:s/>Menasseh Ben Israel devotes several pages of his/ book to them, and seizes upon the meagre accounts/ then attainable, to prove how miraculous was the/</text:span></text:p>
      <text:p text:style-name="P6"><text:span text:style-name="T7"/></text:p>
      <text:p text:style-name="P6"><text:span text:style-name="T7">[Page 13]</text:span></text:p>
      <text:p text:style-name="P6"><text:span text:style-name="T5">preservation</text:span><text:span text:style-name="T7"> maintenance of a branch of Abraham's stock/ torn away </text:span><text:span text:style-name="T5">from the rest of mankind,</text:span><text:span text:style-name="T7"> and cast adrift, and how/ that circumstance should inspire the faithful/ with confidence in Scriptural predictions. <text:s/>But/ if in the XVIIth century, the Jesuit Father Ricci had/ found our brethren in Kae Fung Foo already in a state/ of declension; ignorant of the Hebrew language; easily/ deceived by propagandists; the beginning of the/ XVIIIth century showed them </text:span><text:span text:style-name="T5">still</text:span><text:span text:style-name="T7"> near</text:span><text:span text:style-name="T5">er</text:span><text:span text:style-name="T7"> to the/ brink of extinction. <text:s/>Father Gozani </text:span><text:span text:style-name="T5">gained</text:span><text:span text:style-name="T7"> obtained some/ information which aroused the interest of Europeans,/ but whatever effort could be made by non-Israelites/ in the face of tremendous difficulties, it was with/ one sole object--</text:span><text:span text:style-name="T5">the Christianizing of our unhappy</text:span><text:span text:style-name="T7"> to graft a </text:span><text:span text:style-name="T5">shoot</text:span><text:span text:style-name="T7"> patriarchal shoot on/ </text:span><text:span text:style-name="T5">coreligionists.</text:span><text:span text:style-name="T7"> the stem of Christianity. <text:s/>Only in the first quarter of this/ century, some London Jews dispatched a Hebrew letter to China./ <text:s/>Possibly, it was not </text:span><text:span text:style-name="T5">n</text:span><text:span text:style-name="T7"> received--notwithstanding assertions to the contrary or more probably </text:span><text:span text:style-name="T5">on</text:span><text:span text:style-name="T7"> being received/ it remained a sealed book; incomprehensible./ <text:s/>Much I had anticipated from the </text:span><text:span text:style-name="T8">Alliance Isra</text:span><text:span text:style-name="T9">é</text:span><text:span text:style-name="T8">lite</text:span><text:span text:style-name="T7">/ </text:span><text:span text:style-name="T8">Universelle</text:span><text:span text:style-name="T7"> at Paris. <text:s/>Her mission is preeminently/ educational, and she proved herself worthy of the trust/ reposed in her government./</text:span></text:p>
      <text:p text:style-name="P6"><text:span text:style-name="T7"/></text:p>
      <text:p text:style-name="P6"><text:span text:style-name="T7">[Page 14]</text:span></text:p>
      <text:p text:style-name="P6"><text:span text:style-name="T7">She exercises it to the elevation of the benighted/ and </text:span><text:span text:style-name="T5">the</text:span><text:span text:style-name="T7"> illiterate among those who </text:span><text:span text:style-name="T5">have given</text:span><text:span text:style-name="T7"> in past ages gave/ the world Seers and Sages. <text:s/>When </text:span><text:span text:style-name="T5">she</text:span><text:span text:style-name="T7"> the Alliance commis-/-sioned Joseph Halevi to convey her encouraging/ greetings to the </text:span><text:span text:style-name="T5">noble</text:span><text:span text:style-name="T7"> stout hearted Falashas in Abys-/-sinia, anciently converted to our belief, I greatly rejoiced./ <text:s/>But more would I have delighted to be assured that/ the scheme to raise from degradation our fellow-religionists/ of the seed of </text:span><text:span text:style-name="T5">the patriarchs</text:span><text:span text:style-name="T7"> Israel forsaken in the </text:span><text:span text:style-name="T5">Cesb</text:span><text:span text:style-name="T7"> Chinese/ empire, was consummated. <text:s/>The proposition has/ remained a vague aspiration. <text:s/>Meanwhile,/ Mohammedanism and Protestantism will turn to/ their advantage our sad neglect./</text:span></text:p>
      <text:p text:style-name="P6"><text:span text:style-name="T7">The Journal of Professor Martin the American, head/ of a college in Pekin, depicts in the darkest co-/-lours the situation of the small colony of Hebrews/ left in Kae Fung Foo. <text:s/>A stone marks the/ spot, where a Synagogue had stood for </text:span><text:span text:style-name="T5">ages</text:span><text:span text:style-name="T7"> centuries. <text:s/>The/ dwelling in which </text:span><text:span text:style-name="T5">Israel's</text:span><text:span text:style-name="T7"> Abraham's God was worshipped[sic!]/ </text:span><text:span text:style-name="T5">where from w</text:span><text:span text:style-name="T7"> whence the Sun first </text:span><text:span text:style-name="T5">salutes the morning</text:span><text:span text:style-name="T7"> rises, had been/ designedly torn down, for, the means to repair it could/ not be gathered. <text:s/>Timber and stones were sold for bread./</text:span></text:p>
      <text:p text:style-name="P6"><text:span text:style-name="T7"/></text:p>
      <text:p text:style-name="P6"><text:span text:style-name="T7">[Page 15]</text:span></text:p>
      <text:p text:style-name="P6"><text:span text:style-name="T7">The holy shrine had long served as a rallying point/ to the outcasts of Judea, but now the language of/ prayer--that mystic bond--had been lost; the ritual/ forgotten, the traditions had ceased to be treasured. </text:span><text:span text:style-name="T5">up</text:span><text:span text:style-name="T7">/ <text:s/>Demolish our Synagogues, chase away the He-/-brew from their midst, erase the memories of a/ glorious past; what will remain behind?--Desertion./ <text:s/>And this is the doom hanging on the few Israelites/ in the province of Honan. <text:s/>Greatly exaggerated/ are the accounts of their existence in </text:span><text:soft-page-break/><text:span text:style-name="T7">considerable/ numbers all over </text:span><text:span text:style-name="T5">all</text:span><text:span text:style-name="T7"> the empire. <text:s/>Mr Simon/ A. Stern of </text:span><text:span text:style-name="T5">our city</text:span><text:span text:style-name="T7"> Philadelphia, tells us in his unpretending/ but attractively written book of "Jottings of travel/ in China and Japan," that at Shanghai he found/ a Synagogue, </text:span><text:span text:style-name="T5">His conversation with the Hazan, or reader convinced him</text:span><text:span text:style-name="T7"> whose attendants </text:span><text:span text:style-name="T5">appeared</text:span><text:span text:style-name="T7"> seem to be altogether/ foreigners, for </text:span><text:span text:style-name="T5">he conversed with</text:span><text:span text:style-name="T7"> the Reader, or Hazan,/ </text:span><text:span text:style-name="T5">who</text:span><text:span text:style-name="T7"> with whom our townsman conversed, was a Pole. <text:s/>The Sassoon family/ of Bombay,--widely known for their wealth and/ generosity, had become the main support of that/ sacred fane. <text:s/>It was indeed through the/ same commercial house that thirty five years ago,/</text:span></text:p>
      <text:p text:style-name="P6"><text:span text:style-name="T7"/></text:p>
      <text:p text:style-name="P6"><text:span text:style-name="T7">[Page 16]</text:span></text:p>
      <text:p text:style-name="P6"><text:span text:style-name="T7">a correspondence had been opened with Dr Nathan/ Adler, chief Rabbi of Great Britain, touching the/ practicability of sending teachers of our religion/ to Kae Fung Foo. <text:s/>A rebellion which/ broke out at the same period, hindered the carrying/ out of the project./</text:span></text:p>
      <text:p text:style-name="P6"><text:span text:style-name="T7">In America a zealous Jewish minister, morally/ courageous but not </text:span><text:span text:style-name="T5">temporally</text:span><text:span text:style-name="T7"> sagaciously practical, offered to/ undertake the holy mission, on the mere payment/ of his travelling[sic!] expenses. <text:s/>Dr Eckman</text:span><text:span text:style-name="T5">n</text:span><text:span text:style-name="T7">,/ who officiated, if I am not in error, in Columbia/ and in Charleston, and who died in San Francisco,/ was ready to go to the forlorn, not considering that/ as a foreigner his life was unsafe, and that </text:span><text:span text:style-name="T5">without destitute</text:span><text:span text:style-name="T7"> unprovided with/ </text:span><text:span text:style-name="T5">of a complete</text:span><text:span text:style-name="T7"> a thorough knowledge of the Chinese language,/ his tuition must have been fruitless. <text:s/>In New/ Orleans, an association to promote Jewish missions/ to </text:span><text:span text:style-name="T5">distant</text:span><text:span text:style-name="T7"> remote colonies, and establish </text:span><text:span text:style-name="T5">J</text:span><text:span text:style-name="T7"> religious schools/ in their midst, was founded in 1852. <text:s/>It subse-/-quently received a </text:span><text:span text:style-name="T5">che</text:span><text:span text:style-name="T7"> rich endowment from the/ renowned philanthropist, Judah Touro. <text:s/>The Reverend/ Isaac Leeser, then ably conducting his monthly/</text:span></text:p>
      <text:p text:style-name="P6"><text:span text:style-name="T7"/></text:p>
      <text:p text:style-name="P6"><text:span text:style-name="T7">[Page 17]</text:span></text:p>
      <text:p text:style-name="P6"><text:span text:style-name="T7">magazine--the </text:span><text:span text:style-name="T8">Occident</text:span><text:span text:style-name="T7">, recommended to make/ Kae Fung Foo the base of operations, but nothing/ resulted from those plans, and I am in ignorance/ of the disposition made of </text:span><text:span text:style-name="T5">the</text:span><text:span text:style-name="T7"> the funds collected./ <text:s/>Ten years had very nearly glided by, when early/ in 1862 I read that a Roumanian Israelite/ had </text:span><text:span text:style-name="T5">travelled</text:span><text:span text:style-name="T7"> journeyed far and wide </text:span><text:span text:style-name="T5">in the interest</text:span><text:span text:style-name="T7"> to inquire into the state our/ </text:span><text:span text:style-name="T5">oppressed</text:span><text:span text:style-name="T7"> scattered brethren, and that a report of his ex-/-periences </text:span><text:span text:style-name="T5">was published</text:span><text:span text:style-name="T7"> had appeared in several languages./ <text:s/>Shortly after that tidings had reached me, I </text:span><text:span text:style-name="T5">had</text:span><text:span text:style-name="T7"> was/ afforded the satisfaction of meeting in Philadelphia/ the </text:span><text:span text:style-name="T5">traveller</text:span><text:span text:style-name="T7"> tourist himself--Israel Joseph, Benjamin of/ Foltischeny--</text:span><text:span text:style-name="T5">and of conversing</text:span><text:span text:style-name="T7"> with </text:span><text:span text:style-name="T5">him</text:span><text:span text:style-name="T7"> whom I familiarly conversed a number/ of times. <text:s/>He felt proud of being the first Jew,/ since the famous Benjamin of Tudela of the XIIth/ century, whose travels embraced so vast a/ circuit of the globe. <text:s/>Ill-natured persons,/ cast dark suspicions on his narratives; charged him/ with having palmed off as facts inventions borrowed/ from imaginary </text:span><text:span text:style-name="T5">journeys</text:span><text:span text:style-name="T7"> travels; with being </text:span><text:span text:style-name="T5">so</text:span><text:span text:style-name="T7"> too illiterate to/ write a book in any living language./</text:span></text:p>
      <text:p text:style-name="P6"><text:span text:style-name="T7"/></text:p>
      <text:p text:style-name="P6"><text:span text:style-name="T7">[Page 18]</text:span></text:p>
      <text:p text:style-name="P6"><text:span text:style-name="T7">These harsh imputations must have embittered/ the poor man's life and shortened it./</text:span></text:p>
      <text:p text:style-name="P6"><text:span text:style-name="T7">I cannot tell the original language in which/ our Benjamin II prepared his manuscript./ <text:s/>Possibly it was German, for I see his accounts/ honored with the approval of such authorities as/ Alexander Von Humboldt, Carl Ritter, Heinrich/ Peterman and other </text:span><text:span text:style-name="T5">eminent</text:span><text:span text:style-name="T7"> leading German scholars. <text:s/>Possibly/ also the diction was corrected and beautified by/ experienced stylists. <text:s/>I possess printed copies in Hebrew/ and in English, which confessedly did not emanate/ from the author, and I feel morally certain/ that the French redaction was not his writing./ <text:s/>At all events, I have no reason to impugn his/ veracity. <text:s/>"Eight years in Asia and Africa"/ is not a volume of fiction, even if the merit of/ having presented it to the public intelligibly, does/ not belong altogether to the traveller[sic!]. <text:s/>What I fear is that,/ like many tourists in search of information, Benja-/-min II, accepted things "second hand" so to say,/ and therefore </text:span><text:span text:style-name="T5">he was inaccurate in some of</text:span><text:span text:style-name="T7"> his/ statements, lack the stamp of accuracy./</text:span></text:p>
      <text:p text:style-name="P6"><text:span text:style-name="T7"/></text:p>
      <text:p text:style-name="P6"><text:soft-page-break/><text:span text:style-name="T7">[Page 19]</text:span></text:p>
      <text:p text:style-name="P6"><text:span text:style-name="T7">Respecting China, I found him provokingly dis-/-appointing. <text:s/>Having reached Canton, a climatic/ fever which he contracted terrified him into a speedy/ retreat. <text:s/></text:span><text:span text:style-name="T5">and he contented himself with</text:span><text:span text:style-name="T7"> <text:s/>In the absence </text:span><text:span text:style-name="T5">Instead</text:span><text:span text:style-name="T7"> of a scrupulous investigation, he accepted as trustworthy an improbable/ story furnished by an Alsatian </text:span><text:span text:style-name="T5">claiming</text:span><text:span text:style-name="T7"> Israelite, who claimed to be a/ permanent resident in the Celestial empire./ <text:s/>As an illustration of self-contradictions, I may cite/ the circumstance that the same Israelite tells us </text:span><text:span text:style-name="T5">in</text:span><text:span text:style-name="T7">/ </text:span><text:span text:style-name="T5">one breath that</text:span><text:span text:style-name="T7"> how the Chinese Jews he met conversed/ with him in Hebrew, and immediately after </text:span><text:span text:style-name="T5">that</text:span><text:span text:style-name="T7"> how for/ the last forty years they had no Rabbi</text:span><text:span text:style-name="T5">s</text:span><text:span text:style-name="T7"> and could/ not pray in the holy tongue. <text:s/>So at least, I read/ in the Hebrew and English edition, but even if in that instance the/ printer is at fault and not the writer, the latter's/ assertion that in 1855 there lived in Kae Fung Foo/ alone ten thousand Jews is incredible, since in 1866,/ only eleven years later, the colony reckoned but/ seven families, according to the accredited report/ of Professor Martin to the North China Branch/ of the Royal Asiatic Society of England./</text:span></text:p>
      <text:p text:style-name="P6"><text:span text:style-name="T7">The </text:span><text:span text:style-name="T5">greatest</text:span><text:span text:style-name="T7"> sincerest lover of Judaism will be deterred singly/</text:span></text:p>
      <text:p text:style-name="P6"><text:span text:style-name="T7"/></text:p>
      <text:p text:style-name="P6"><text:span text:style-name="T7">[Page 20]</text:span></text:p>
      <text:p text:style-name="P6"><text:span text:style-name="T7">from ascertaining by personal inspection the/ numerical strength of our brethren amidst an/ empire of immense extent and a population of/ hundreds of millions. <text:s/>Besides; our European/ coreligionists travelling[sic!] there, have their minds/ mostly engrossed in their </text:span><text:span text:style-name="T5">own</text:span><text:span text:style-name="T7"> commercial affairs, nor do/ they </text:span><text:span text:style-name="T5">have at their command</text:span><text:span text:style-name="T7"> ordinarily possess the qualifications of successful/ missionaries. <text:s/>British Jews </text:span><text:span text:style-name="T5">England</text:span><text:span text:style-name="T7"> may train/ some for the deliverance of brethren verging on/ ruin, be they many or few; be they a residue/ of the ten tribes, as in the opinion of Menasseh/ Ben Israel, to which I do not assent, or fugitives/ from the Roman sword. <text:s/>England </text:span><text:span text:style-name="T5">possesses</text:span><text:span text:style-name="T7"> has/ acquired by her conquests the largest facilities, and/ her Anglo-Jewish Association should avail itself/ thereof, becoming an instrument of salvation/ to </text:span><text:span text:style-name="T5">those</text:span><text:span text:style-name="T7"> a remnant of the people, who at the announcement of the/ final redemption, will come from afar, even/ "from the land of the Chinese". <text:s/>[Hebrew]/ <text:s/>It is not to our credit that the imperfect/ knowledge </text:span><text:span text:style-name="T5">afforded</text:span><text:span text:style-name="T7"> given the world on the rites and/ observances, on the book and traditions of those/</text:span></text:p>
      <text:p text:style-name="P6"><text:span text:style-name="T7"/></text:p>
      <text:p text:style-name="P6"><text:span text:style-name="T7">[Page 21]</text:span></text:p>
      <text:p text:style-name="P6"><text:span text:style-name="T7">children of our race, emanated from strangers/ to it. <text:s/>They sought it to the glorification of/ the Church, or for the advancement of science. <text:s/>We/ have looked on inactively. <text:s/>We have witness-/-ed the grievous sight of our coheirs to the </text:span><text:span text:style-name="T8">Torah</text:span><text:span text:style-name="T7">/ parting with the sacred scrolls of the Mosaic/ legislation from dire poverty, or from crass ignor-/-ance; selling for bread the bricks of their sanctuary,/ and we did not stir. <text:s/>Oh for the spirit of old;/ for that abnegation which wrought wonders in/ the history of God's people!/</text:span></text:p>
      <text:p text:style-name="P6"><text:span text:style-name="T7">As to ourselves, American Israelites </text:span><text:span text:style-name="T5">the attempt</text:span><text:span text:style-name="T7"> were </text:span><text:span text:style-name="T5">we</text:span><text:span text:style-name="T7"> not our minds reasonably </text:span><text:span text:style-name="T5">estranged</text:span><text:span text:style-name="T7"> diverted now from that object, and obligatorily directed to a pressing one/ </text:span><text:span text:style-name="T5">never</text:span><text:span text:style-name="T7"> in our immediate midst--the elevation of immigrants from persecuting </text:span><text:span text:style-name="T5">Northern</text:span><text:span text:style-name="T7"> countries of Europe,/ the attempt to effect the </text:span><text:span text:style-name="T5">object</text:span><text:span text:style-name="T7"> purpose of the New Orleans' mission/ Association of 1852, would at all events inevitably fail. <text:s/>Have we/ not allowed selfish utilitarianism to overpower/ a sense of right, of which the Republic of the/ North boasted? <text:s/>We forfeited every considerat-/-ion when judges on the bench in the United States,/ intimidated by a lawless, an unAmericanized propu-/-lace, or made oblivious of duty by prejudice, became/ persecutors of foreigners, unprotected by the vote at the poll./</text:span></text:p>
      <text:p text:style-name="P6"><text:span text:style-name="T7"/></text:p>
      <text:p text:style-name="P6"><text:span text:style-name="T7">[Page 22]</text:span></text:p>
      <text:p text:style-name="P6"><text:span text:style-name="T7">When the chief Executives of the </text:span><text:span text:style-name="T5">country</text:span><text:span text:style-name="T7"> land, once res-/-cued from oppression, signed decrees of oppression,/ we lost every claim to </text:span><text:span text:style-name="T5">consideration</text:span><text:span text:style-name="T7"> respect from the nation/ of four hundred millions whom we highly offended./ <text:s/></text:span><text:span text:style-name="T5">It</text:span><text:span text:style-name="T7"> That nation would justly repel any approach to an inquiry into/ the </text:span><text:span text:style-name="T5">state</text:span><text:span text:style-name="T7"> condition, social or religious, of the least among/ her denizens. <text:s/>But how mortifying the/ thought; how </text:span><text:soft-page-break/><text:span text:style-name="T7">humiliating the remembrance of/ the petition signed by Jewish Rabbis for the/ expulsion of the Chinese from the Pacific coasts!/ <text:s/>That stroke of their pens blackened the fair name/ of Israel; nay, it sanctioned the vilest ostracism/ and proscriptions of ages. <text:s/>With a polluted tongue/ it told the world that material interest must/ govern human actions, and that to crush the defence-/-less in order to promote our private ends is pleasing to/ our Lord. <text:s/>I turn away with abhorrence from the foul/ document. <text:s/>May it never be quoted to our injury./</text:span></text:p>
      <text:p text:style-name="P6"><text:span text:style-name="T7">Addressing a Young Men's Hebrew Association, I exercise a conceded privilege when I beg </text:span><text:span text:style-name="T5">of it</text:span><text:span text:style-name="T7"> that it will always </text:span><text:span text:style-name="T5">to</text:span><text:span text:style-name="T7">/ stand on the side of the weak, shield them from the thrusts of the heart-/-less, raise them if fallen, instruct them if ignorant, lead them onward where/ honor abides, where righteousness has her Templ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8T10:59:02.36</meta:creation-date>
    <meta:document-statistic meta:table-count="0" meta:image-count="0" meta:object-count="0" meta:page-count="9" meta:paragraph-count="118" meta:word-count="4594" meta:character-count="28300"/>
    <dc:date>2013-01-28T14:37:12.24</dc:date>
    <meta:editing-duration>PT21M10S</meta:editing-duration>
    <meta:editing-cycles>1</meta:editing-cycles>
    <meta:generator>OpenOffice.org/3.4.1$Win32 OpenOffice.org_project/341m1$Build-9593</meta:generator>
  </office:meta>
</office:document-meta>
</file>